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style:font-name="DejaVu Serif1" style:font-name-asian="DejaVu Serif1" style:font-name-complex="DejaVu Serif1"/>
    </style:style>
    <style:style style:name="P2" style:family="paragraph" style:parent-style-name="Text_20_body">
      <style:text-properties officeooo:rsid="000dd67e" officeooo:paragraph-rsid="000dd67e"/>
    </style:style>
    <style:style style:name="P3" style:family="paragraph" style:parent-style-name="Marginalia">
      <style:text-properties officeooo:paragraph-rsid="0015be02"/>
    </style:style>
    <style:style style:name="P4" style:family="paragraph" style:parent-style-name="Text_20_body">
      <style:text-properties officeooo:paragraph-rsid="0015be02"/>
    </style:style>
    <style:style style:name="P5" style:family="paragraph" style:parent-style-name="Heading">
      <style:text-properties officeooo:paragraph-rsid="001ed9ed"/>
    </style:style>
    <style:style style:name="P6" style:family="paragraph" style:parent-style-name="Text_20_body">
      <style:text-properties officeooo:rsid="0023b830" officeooo:paragraph-rsid="0023b830"/>
    </style:style>
    <style:style style:name="P7" style:family="paragraph" style:parent-style-name="Text_20_body">
      <style:text-properties officeooo:paragraph-rsid="0023b830"/>
    </style:style>
    <style:style style:name="P8" style:family="paragraph" style:parent-style-name="Text_20_body">
      <style:text-properties officeooo:rsid="002492aa" officeooo:paragraph-rsid="002492aa"/>
    </style:style>
    <style:style style:name="T1" style:family="text">
      <style:text-properties officeooo:rsid="001319b2"/>
    </style:style>
    <style:style style:name="T2" style:family="text">
      <style:text-properties officeooo:rsid="001a29ba"/>
    </style:style>
    <style:style style:name="T3" style:family="text">
      <style:text-properties officeooo:rsid="00205668"/>
    </style:style>
    <style:style style:name="T4" style:family="text">
      <style:text-properties officeooo:rsid="0021178c"/>
    </style:style>
    <style:style style:name="T5" style:family="text">
      <style:text-properties officeooo:rsid="002327b3"/>
    </style:style>
    <style:style style:name="T6" style:family="text">
      <style:text-properties officeooo:rsid="0023b83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Watsuji-Tetsuro---Fuudo-2-1--trad</text:p>
      <text:p text:style-name="P8">xxx</text:p>
      <text:p text:style-name="P5">和辻哲郎</text:p>
      <text:p text:style-name="P5">風土</text:p>
      <text:p text:style-name="P5">2-1</text:p>
      <text:h text:style-name="Heading_20_2" text:outline-level="2">第二章　三つの類型</text:h>
      <text:h text:style-name="Heading_20_3" text:outline-level="3">一　モンスーン</text:h>
      <text:p text:style-name="P4">モンスーンという言葉はアラビア語のmausim（季節）から出たと言われている。アジア大陸とインド洋との特殊な関係から、太陽が赤道を北に超えてよりまた南に超えるまでの夏の半年は、南西モンスーンが陸に向かって吹き、冬の半年は北東モンスーンが海に向かって吹く。特に夏のモンスーンは、熱帯の大洋において極度にまで湿気を含み込んだ空気を強い風力によって陸に吹きつけるのであるがゆえに、世界における一つの特殊な風土を作り出しているのである。広義に解すれば、東アジアの沿岸一帯は、シナも日本も、風土的にモンスーン域に属すると言ってよい。</text:p>
      <text:p text:style-name="P4">モンスーンは季節風である。が、特に夏の季節風であり、熱帯の大洋から陸に吹く風である。だからモンスーン域の風土は暑熱と湿気との結合をその特性とする。我々はこれを湿度計に現わすことのできぬ人間の存在の仕方として把捉しようとするのである。</text:p>
      <text:p text:style-name="P4">モンスーンのころにインド洋を渡った旅行者は何人も経験するところであるが、風の吹きつける側の船室は、いかに暑くとも窓を開くことができない。恐ろしい湿気を含んだ風を自由に受け容れることは、すなわちその室を住み難きものとするにほかならぬ。「暑さ」よりは「湿気」の方が堪え難いのである。しかもまた暑さよりは湿気の方が防ぎ難い。窓を密閉した船室の中で、しかも皮かわ鞄かばんの中の鉄<text:soft-page-break/>が錆び塗金が変色するというような湿気に対して、我々は何をなし得るであろうか。熱によって乾燥した空気を再び氷によって冷やし、それを鉄管によって配給するというほかに、対抗の仕方を見いだすことはできぬ。それは寒さを防ぐ手段と暑さを防ぐ手段との併用である。すなわちモンスーンの湿気は、それに対抗し得るために人に二倍の力を課する。しかもモンスーン域の人間は、寒国的人間や沙漠的人間のいずれに比べても、自然に対抗する力において弱い。二倍の力の要求せらるるところに一倍の力だもないのである。</text:p>
      <text:p text:style-name="P4">On dit que le mot mousson vient de l'arabe "mausim" (saison). En raison de la relation particulière entre le continent asiatique et l'océan Indien, pendant les six mois d'été, lorsque le soleil traverse l'équateur vers le nord puis vers le sud, la mousson du sud-ouest souffle vers la terre, et pendant les six mois d'hiver, la mousson du nord-est souffle vers la mer. La mousson d'été, en particulier, souffle sur la terre l'air extrêmement humide des océans tropicaux avec une forte force de vent, créant ainsi un climat particulier dans le monde. Au sens large, on peut dire que toute la côte de l'Asie de l'Est, y compris la Chine et le Japon, appartient à la zone de mousson en termes de climat.</text:p>
      <text:p text:style-name="P4">*On dit que le mot « mousson » provient du mot arabe « mausim », signifiant « saison ». En raison de la relation particulière entre le continent asiatique et l'océan Indien, durant la moitié de l'année estivale, pendant laquelle le soleil traverse l'équateur vers le nord puis vers le sud, les moussons du sud-ouest soufflent vers les terres, tandis que durant la moitié hivernale, ce sont les moussons du nord-est qui soufflent vers la mer. En particulier, la mousson d'été pousse vers les terres des vents puissants chargés d'humidité extrême provenant des grands océans tropicaux, créant ainsi un climat unique au monde. Dans un sens large, on peut affirmer que toute la région côtière de l'Asie orientale, y compris la Chine et le Japon, appartient climatiquement à la zone des moussons.</text:p>
      <text:p text:style-name="P4">La mousson est un vent saisonnier. Mais c'est surtout un vent saisonnier d'été, un vent qui souffle des océans tropicaux vers la terre. Par conséquent, le climat de la zone de mousson a pour caractéristique la combinaison de la chaleur et de <text:soft-page-break/>l'humidité. Nous essayons de saisir cela comme une façon d'être humaine qui ne peut pas être exprimée par un hygromètre.</text:p>
      <text:p text:style-name="P4">*La mousson est un vent saisonnier. Mais plus précisément, elle désigne le vent saisonnier d'été soufflant des océans tropicaux vers les terres. Par conséquent, le climat des zones de mousson se caractérise par l'association de chaleur intense et d'humidité élevée. Nous voulons appréhender cette condition non pas seulement comme un phénomène mesurable par un hygromètre, mais comme une manière d'être humain fondamentale.</text:p>
      <text:p text:style-name="P4">Comme de nombreux voyageurs l'ont expérimenté en traversant l'océan Indien pendant la saison de la mousson, <text:span text:style-name="T3">on ne</text:span> peut pas, quelle que soit la chaleur, ouvrir les fenêtres <text:span text:style-name="T3">dans</text:span> les cabines <text:span text:style-name="T3">situées au</text:span> vent. <text:span text:style-name="T3">Laisser entrer</text:span> <text:span text:style-name="T3">ce</text:span> vent qui contient une terrible humidité, c'est rendre la pièce in<text:span text:style-name="T3">viv</text:span>able. L'"humidité" est plus insupportable que la "chaleur". De plus, l'humidité est plus difficile à prévenir que la chaleur. Que pouvons-nous faire contre l'humidité qui fait rouiller le fer et décolorer l<text:span text:style-name="T6">es</text:span> dorure<text:span text:style-name="T6">s</text:span> dans une cabine de navire hermétiquement fermée, et même dans une valise en cuir ? Nous ne pouvons pas trouver d'autre moyen de <text:span text:style-name="T6">nous en protéger</text:span> que de refroidir à nouveau l'air sec par la chaleur avec de la glace et de le distribuer par des tuyaux <text:span text:style-name="T6">métalliques</text:span>. C'est une combinaison de moyens de prévenir le froid et de prévenir la chaleur. En d'autres termes, l'humidité de la mousson impose aux gens une double force pour pouvoir la contrer. De plus, les humains de la zone de mousson sont plus faibles en force pour contrer la nature que les humains des pays froids ou les humains des déserts. Il n'y a même pas une force double là où une force double est requise.</text:p>
      <text:p text:style-name="P4">*Comme l'ont constaté de nombreux voyageurs traversant l'océan Indien pendant la mousson, du côté du bateau d'où souffle le vent, il est impossible d'ouvrir les hublots, quelle que soit la chaleur. Laisser librement entrer ce vent chargé d'une humidité insupportable rendrait en effet la cabine inhabitable. C'est l'humidité, plus encore que la chaleur, qui devient insupportable. Et surtout, l'humidité est bien plus difficile à prévenir que la chaleur. Que pouvons-nous faire face à une humidité telle que, même dans une cabine <text:soft-page-break/>hermétiquement close, le fer des valises en cuir rouille et les dorures se décolorent ? La seule parade possible consiste à refroidir avec de la glace de l'air préalablement asséché par la chaleur, puis à le distribuer par des conduits métalliques. Il s'agit donc de combiner des moyens de protection contre le froid et contre la chaleur. En d'autres termes, l'humidité de la mousson exige des hommes une énergie double pour lui résister. Pourtant, comparés aux habitants des régions froides ou des déserts, les êtres humains vivant dans les zones de mousson disposent d'une force naturellement moindre face à la nature. Là où une énergie double est requise, ils ne disposent même pas d'une énergie simple.</text:p>
      <text:p text:style-name="P6">Translate in french</text:p>
      <text:p text:style-name="P7">それは何ゆえであろうか。我々はそれを「湿潤」自身から理解することができる。湿気は最も堪え難く、また最も防ぎ難いものである。にもかかわらず、湿気は人間の内に「自然への対抗」を呼びさまさない。その理由の一つは、陸に住む人間にとって、湿潤が自然の恵みを意味するからである。洋上において堪え難いモンスーンは、実は太陽が海の水を陸に運ぶ車にほかならぬ。この水のゆえに夏の太陽の真ま　下したにある暑い国土は、旺盛なる植物によって覆われる。特に暑熱と湿気とを条件とする種々の草木が、この時期に生い、育ち、成熟する。大地は至るところ植物的なる「生」を現わし、従って動物的なる生をも繁栄させるのである。かくして人間の世界は、植物的・動物的なる生の充満し横おう溢いつせる場所となる。自然は死ではなくして生である。死はむしろ人の側がわにある。だから人と世界とのかかわりは対抗的ではなくして受容的である。それは沙漠の乾燥の相反にほかならぬ。</text:p>
      <text:p text:style-name="P4">が、理由の第二は、湿潤が自然の暴威をも意味することである。暑熱と結合せる湿潤は、しばしば大雨、暴風、洪水、旱かん魃ばつというごとき荒々しい力となって人間に襲いかかる。それは人間をして対抗を断念させるほどに巨大な力であり、従って人間をただ忍従的たらしめる。沙漠の乾燥は死の脅威をもって人間に迫るとしても、人間を生かすその力によって人間に襲いかかるのではない。人間はおのれの生の力によって死の脅威に対抗し得る。忍従はそこでは死への忍従である。しかるに湿潤なる自然の暴威は横溢せる力（生を恵む力）の脅<text:soft-page-break/>威であって、自然の側に存する「死」の脅威ではない。死は人の側にある。横溢せる生の力が人間の内にひそむ死を押し出そうとするのである。人間はおのれの生の力をもってその生の根源たる力に対抗することはできぬ。忍従はここでは生への忍従である。この意味においてもそれは沙漠の乾燥の相反にほかならぬ。</text:p>
      <text:p text:style-name="P4">Quelle en est la raison ? Nous pouvons le comprendre à partir de "l'humidité" elle-même. L'humidité est la plus insupportable et la plus difficile à prévenir. Néanmoins, l'humidité n'éveille pas la "résistance à la nature" chez l'homme. L'une des raisons en est que, pour les humains qui vivent sur terre, l'humidité signifie les bienfaits de la nature. La mousson, insupportable en mer, n'est en réalité rien d'autre qu'un véhicule par lequel le soleil transporte l'eau de la mer vers la terre. Grâce à cette eau, la terre chaude sous le soleil d'été est recouverte d'une végétation luxuriante. Diverses herbes et arbres, qui ont besoin de chaleur et d'humidité, poussent, se développent et mûrissent pendant cette période. La terre manifeste une "vie" végétale partout, et par conséquent, la vie animale prospère également. Ainsi, le monde humain devient un lieu rempli et débordant de vie végétale et animale. La nature est la vie, pas la mort. La mort est plutôt du côté de l'homme. Par conséquent, la relation entre l'homme et le monde n'est pas antagoniste mais réceptive. Elle est à l'opposé de la sécheresse du désert.</text:p>
      <text:p text:style-name="P4">La deuxième raison est que l'humidité signifie également la violence de la nature. L'humidité combinée à la chaleur se transforme souvent en forces violentes telles que de fortes pluies, des tempêtes, des inondations et des sécheresses, qui s'abattent sur les humains. C'est une force si énorme qu'elle fait renoncer les humains à la résistance, et par conséquent, les rend simplement soumis. La sécheresse du désert menace les humains avec la mort, mais elle ne les attaque pas avec la force qui les fait vivre. Les humains peuvent résister à la menace de la mort par leur propre force vitale. La soumission y est une soumission à la mort. Cependant, la violence de la nature humide est une menace de force débordante (la force qui donne la vie), et non une menace de "mort" qui existe du côté de la nature. La mort est du côté de l'homme. La force de vie débordante essaie de faire ressortir la mort qui se cache à <text:soft-page-break/>l'intérieur de l'homme. Les humains ne peuvent pas résister à la force qui est la source de leur vie par leur propre force vitale. La soumission est ici une soumission à la vie. En ce sens également, elle est à l'opposé de la sécheresse du désert.</text:p>
      <text:p text:style-name="P4">かくて我々は一般にモンスーン域の人間の構造を受容的・忍従的として把捉することができる。この構造を示すものが「湿潤」である。</text:p>
      <text:p text:style-name="P4">湿潤はしかしさらに細かにさまざまの特性に分析され得る。梅雨と台風とを特徴とする我々の国土は、古代の祖先が直観的に「豊とよ葦あし原はらの瑞みず穂ほの国くに」と呼んだように、特に湿潤の国土である。が、そこでは湿潤がまた大雪としても現われる。季節の著しい移り変わりはこの国土の宿命である。従って受容的・忍従的なる特性もここではさらに特殊な限定を受けなくてはならない。揚子江のごとき世界的大河を持った南シナもまた湿潤の国土である。しかし北方に沙漠を控えたこの漠々たる大陸は、あたかもこの湿潤を悠々たる揚子江によって表現するかのように、我々とは著しく異なった仕方において風土を現わしている。それは何らかの程度に乾燥を含んだ湿潤である。我々はだから類型的なる湿潤を固有のモンスーン域に求める。それは南洋とインドである。</text:p>
      <text:p text:style-name="P4">南洋の暑さは我々日本人にとって決して珍しいものではない。日本の盛夏を知るものは、かつて経験しなかったと思われる何物をもそこに見いだし得ぬであろう。植物の種類はなるほど我々に珍しいが、しかし椰や　子し　の林は、やや遠く離れて見るならば、形と色とにおいてきわめてよく松の林に似ている。ゴムの木の林も、我々の見なれた落葉樹の林と、さほどに異なったものではない。全体として見れば自然の与える印象は日本の盛夏のそれに似ている。特に人間の生活としての「夏」は、我々が常に経験するそのままである。</text:p>
      <text:p text:style-name="P4">Ainsi, nous pouvons généralement saisir la structure des humains de la zone de mousson comme réceptive et soumise. Ce qui montre cette structure est "l'humidité".</text:p>
      <text:p text:style-name="P4">L'humidité peut cependant être analysée plus en détail en diverses caractéristiques. Notre pays, caractérisé par la saison des pluies et les typhons, est un pays particulièrement humide, <text:span text:style-name="T4">et </text:span>nos ancêtres l'<text:span text:style-name="T4">avaie</text:span>nt intuitivement appelé "le pays des roseaux abondants et des épis de riz luxuriants". Mais là, l'humidité se manifeste aussi sous forme de fortes <text:soft-page-break/>chutes de neige. Les changements saisonniers marqués sont le destin de ce pays. Par conséquent, les caractéristiques réceptives et soumises doivent également recevoir ici une limitation plus spécifique. Le sud de la Chine, qui possède un fleuve mondial comme le Yangtsé, est également une terre humide. Mais ce continent vaste, avec le désert au nord, manifeste un climat d'une manière très différente de la nôtre, comme si cette humidité était exprimée par le majestueux Yangtsé. C'est une humidité qui contient un certain degré de sécheresse. Nous recherchons donc une humidité typique dans la zone de mousson propre. C'est le Pacifique Sud et l'Inde.</text:p>
      <text:p text:style-name="P4">La chaleur du Pacifique Sud n'est pas du tout inhabituelle pour nous, Japonais. Ceux qui connaissent le plein été japonais ne trouveront rien là-bas qu'ils n'auraient jamais connu. Les types de plantes sont certes inhabituels pour nous, mais les cocotiers, vus de loin, ressemblent beaucoup à des pinèdes en forme et en couleur. Les forêts d'hévéas ne sont pas si différentes des forêts de feuillus que nous connaissons. Dans l'ensemble, l'impression donnée par la nature ressemble à celle du plein été japonais. En particulier, "l'été" en tant que vie humaine est tel que nous l'expérimentons toujours.</text:p>
      <text:p text:style-name="P4">「夏」とは一つの気候であるが、しかしその気候は人間の存在の仕方である。ただ気温の高さと日光の強さとのみでは我々は「夏」を見いださない。冬のさ中にまれに現われた高気温の日に、人は「夏のようだ」とは言うかも知れぬが、しかし夏の中にいるとは感じない。同様のことは冬のさ中に日本を出た旅行者が南洋に近づくに当たって経験するところである。香ホン港コンを出た翌日あたり、船の中の人たちは急に白い夏服になる。烈しい日光が濃紺の海を照らし、寒暖計は上り、人は汗を流す。いよいよ常とこ夏なつの海にはいったとは誰でもが思う。しかるにシンガポアについた夕暮れ、町へドライヴに出かけた旅行者は、草木の豊かに生い茂った郊外でにぎやかに鳴いている虫の音を聞いた時、あるいは露店の氷屋や果物店が立ち並んでいる間に涼みの人たちが白い着物で行き来する夏の夜の町の風景をながめた時、初めて強く「夏」を感じ、近い過去に日本に残して来た「冬」との対照を今さらに驚くのである。旺盛な草木の茂りや、虫の音や、夕涼みなどは、この旅行者にとっては、気温の高さや日光の強さよりも<text:soft-page-break/>一層本質的な「夏」の契機であった。夏の「気分」を除いて夏はない。人間は夏として限定された一定の存在の仕方を持つのである。そうして我々が南洋において見いだすのは、すでに久しく「夏」として知っていたその存在の仕方にほかならぬ。</text:p>
      <text:p text:style-name="P4">"L'été" est un climat, mais ce climat est une façon d'être humaine. Nous ne trouvons pas "l'été" uniquement dans la température élevée et la forte lumière du soleil. Un jour de température élevée qui apparaît rarement au milieu de l'hiver, on peut dire "c'est comme l'été", mais on ne se sent pas en été. Il en va de même pour les voyageurs qui quittent le Japon au milieu de l'hiver et approchent du Pacifique Sud. Vers le lendemain de la sortie de Hong Kong, les gens sur le bateau se mettent soudainement en vêtements d'été blancs. La lumière du soleil intense illumine la mer bleu foncé, le thermomètre monte et les gens transpirent. Tout le monde pense qu'ils sont enfin entrés dans la mer d'été perpétuelle. Cependant, au crépuscule en arrivant à Singapour, un voyageur qui sort se promener en ville, lorsqu'il entend le chant animé des insectes dans la banlieue luxuriante de verdure, ou lorsqu'il contemple le paysage de la ville nocturne d'été où les gens se rafraîchissent en vêtements blancs entre les stands de glaciers et de marchands de fruits, ressent fortement "l'été" pour la première fois, et s'étonne à nouveau du contraste avec "l'hiver" qu'il a laissé au Japon dans un passé récent. La croissance luxuriante de la végétation, le chant des insectes et les soirées fraîches étaient pour ce voyageur des éléments plus essentiels de "l'été" que la température élevée et la forte lumière du soleil. Il n'y a pas d'été sans "l'atmosphère" de l'été. Les humains ont une façon d'être définie comme l'été. Et ce que nous trouvons dans le Pacifique Sud n'est rien d'autre que cette façon d'être que nous connaissons depuis longtemps comme "l'été".</text:p>
      <text:p text:style-name="P4">しかも我々にとって南洋は異境である。なぜならば我々がそこに「夏」として見いだしたものは南洋にとっては「夏」ではないからである。我々にとっての「夏」は、虫の音がすでに秋を含み、はずした障子が冬の風を含んでいる夏である。若葉や筍たけのこと百舌鳥も　　　ずや柿との間にはさまった夏である。しかるに南洋にとってはかかる秋冬春を含まざる単純な夏が、言い換えれば夏でない単調な気候が存<text:soft-page-break/>するのみである。植物はその葉を変えるのに時を定めない。三月の初めにゴムの木の紅葉と落葉と新緑と青葉とが立ち並んでいるように、六月末にも四つの季節は相並んでいる。果物も少数のものを除いては年じゅう絶えることがない。かかる単調な、固定せる気候は、絶えず移り行く季節としての「夏」とは同じものではない。人間が夏として存在するのは気分の移り行きとして存在するにほかならぬが、南洋の人間はかかる移り行きを知らない。</text:p>
      <text:p text:style-name="P4">我々はこれによって南洋的人間が何ゆえに文化的発展を示さなかったかを理解し得るであろう。南洋の風土は人間に対して豊かに食物を恵む。人間は単純に自然に抱かれておればよい。しかも人と自然との関係は、あらゆる移り行きを含まないものである。人間はその受容的・忍従的な関係において固定する。猛獣・毒蛇との戦いもこの固定を破ることはできぬ。そこでは生産力を発展せしむべき何らの機縁も存せぬのである。だからまれにジャヴァにおいてインドの文化の刺激により巨大な仏塔が作られたということのほかには、南洋は文化を産まなかった。そうして文芸復興期以後のヨーロッパ人に易々として征服され、その奴隷に化したのである。</text:p>
      <text:p text:style-name="P4">De plus, le Pacifique Sud est pour nous une terre étrangère. Parce que ce que nous y avons trouvé comme "été" n'est pas "l'été" pour le Pacifique Sud. "L'été" pour nous est un été où le chant des insectes inclut déjà l'automne et où les portes coulissantes retirées incluent le vent d'hiver. C'est un été coincé entre les jeunes feuilles, les pousses de bambou, les pies-grièches et les kakis. Cependant, pour le Pacifique Sud, il n'existe qu'un été simple qui n'inclut pas ces automnes, hivers et printemps, en d'autres termes, un climat monotone qui n'est pas l'été. Les plantes ne fixent pas de moment pour changer leurs feuilles. Comme les quatre saisons sont côte à côte à la fin du mois de juin, au début du mois de mars, le feuillage rouge, les feuilles tombées, la nouvelle verdure et les feuilles vertes des hévéas sont côte à côte. Les fruits, à l'exception de quelques-uns, ne manquent pas toute l'année. Ce climat monotone et fixe n'est pas la même chose que "l'été" en tant que saison en constante évolution. La façon dont les humains existent en tant qu'été n'est rien d'autre qu'exister en tant que changement <text:soft-page-break/>d'atmosphère, mais les humains du Pacifique Sud ne connaissent pas ce changement.</text:p>
      <text:p text:style-name="P4">Nous pouvons comprendre par là pourquoi les humains du Pacifique Sud n'ont pas montré de développement culturel. Le climat du Pacifique Sud offre une abondance de nourriture aux humains. Les humains n'ont qu'à être simplement embrassés par la nature. De plus, la relation entre l'homme et la nature est dépourvue de tout changement. L'homme se fixe dans sa relation réceptive et soumise. La lutte contre les bêtes féroces et les serpents venimeux ne peut pas non plus briser cette fixation. Il n'existe là aucune occasion de développer les forces productives. C'est pourquoi, à part le fait qu'un énorme stupa bouddhiste a été construit à Java sous l'influence de la culture indienne, le Pacifique Sud n'a pas produit de culture. Et il a été facilement conquis par les Européens après la Renaissance et réduit en esclavage.</text:p>
      <text:p text:style-name="P4">しかし南洋の風土の単調さに堪え得るものは実はヨーロッパの人間ではなくしてシナの人間であった。ヨーロッパの知力が開発した南洋の富源を今その手中に蔵おさめつつあるものはシナの商人である。いかにしてこの事が起こり得たかはシナの人間の特性によって理解し得られるであろう。</text:p>
      <text:p text:style-name="P4">南洋の単調さはしかし内容なき単調さではない。力の横溢の単調さである。たとえば感情の空疎な、何事にも興味を持ち得ぬ人の単調さではなく、激情に燃えて常に興奮している人の単調さである。だからもしその固定を防ぎ横溢せる力を動かし得るならば、そこに目ざましい発展のあることは当然であろう。</text:p>
      <text:p text:style-name="P4">我々はこのことを一つの具象的な姿によって現わすことができる。ペナンの植物園はシンガポアのそれとは異なり、小山の渓間に位しているが、その山にむくむくと盛も　り上がっている闊葉樹の感じは、ちょうど日本で土用のまっ盛りに、ただ二三週間、椎しいや樫かしの茂った山に見られるあの盛んな力強い感じであった。ここではそれが年じゅうを通じてである。しかしそこを去って、広い椰や　子し　の林を抜け、ケーブル・カーの掛かった山に登り始めると、薄すすきのように白い穂を出した草や、秋草に似た小さい紫の花があり、その間に淡々として愛らしいゴムの木の新緑や紅葉がある。山上はさらに涼<text:soft-page-break/>しく、檜ひのきや木もく蓮れんに似た木が、あたかも日本の庭園におけるごとき枝ぶりや幹のさびをもって立っている。これらもまた年じゅう変わらぬ姿ではあろうが、鬱蒼たる森の真夏に対してはまさしく春であり秋である。だからたとい季節の移り行きはなくとも、ちょうどそれに相応する種々の変化はこの風土の内に含まれている。いわば「時間的な移り行き」を欠くとともに「空間的な移り行き」が存するのである。それを受容し得るものに取っては、南洋の単調さはただ季節の単調さであって、内容の単調さではない。</text:p>
      <text:p text:style-name="P4">Cependant, ce n'est pas l'homme européen, mais l'homme chinois qui a pu supporter la monotonie du climat du Pacifique Sud. Les ressources du Pacifique Sud, développées par l'intelligence européenne, sont maintenant entre les mains des marchands chinois. On peut comprendre comment cela a pu se produire grâce aux caractéristiques de l'homme chinois.</text:p>
      <text:p text:style-name="P4">La monotonie du Pacifique Sud n'est cependant pas une monotonie sans contenu. C'est la monotonie d'une abondance de forces. Par exemple, ce n'est pas la monotonie d'une personne dont les émotions sont vides et qui ne peut s'intéresser à rien, mais la monotonie d'une personne qui brûle de passion et est constamment excitée. Par conséquent, si l'on peut empêcher cette fixation et faire bouger les forces débordantes, il est naturel qu'il y ait un développement remarquable.</text:p>
      <text:p text:style-name="P4">Nous pouvons illustrer cela par une image concrète. Le jardin botanique de Penang, contrairement à celui de Singapour, est situé dans le ravin d'une petite montagne, mais la sensation des arbres à feuilles larges qui s'y dressent en masse est exactement la même sensation de force vigoureuse que l'on voit au Japon au plus fort de la saison chaude, pendant seulement deux ou trois semaines, dans les montagnes couvertes de chênes et de chênes verts. Ici, c'est toute l'année. Mais en quittant cet endroit, en traversant une vaste cocoteraie et en commençant à monter une montagne où un téléphérique est installé, il y a des herbes qui ont des épis blancs comme des roseaux et de petites fleurs violettes qui ressemblent à des herbes d'automne, et entre elles, il y a la nouvelle verdure et le feuillage rouge des hévéas, qui sont <text:soft-page-break/>doux et charmants. Le sommet de la montagne est encore plus frais, et des arbres qui ressemblent à des cyprès et des magnolias se dressent avec des branches et un tronc patinés comme dans un jardin japonais. Bien que ceux-ci soient également inchangés toute l'année, ils sont en fait le printemps et l'automne par rapport à l'été en pleine forêt dense. Par conséquent, même s'il n'y a pas de changement de saison, divers changements qui y correspondent sont inclus dans ce climat. En d'autres termes, alors qu'il manque un "changement temporel", il existe un "changement spatial". Pour ceux qui peuvent l'accepter, la monotonie du Pacifique Sud n'est qu'une monotonie de saison, pas une monotonie de contenu.</text:p>
      <text:p text:style-name="P4">インドの人間はかかる受容性において優れていた。だからそこには極端な歴史的感覚の欠如とともに、恐ろしく豊富な人生の種々相の洞察がある。</text:p>
      <text:p text:style-name="P4">Les Indiens étaient excellents dans cette réceptivité. C'est pourquoi il y a un manque extrême de sens historique et une perspicacité étonnamment riche dans les divers aspects de la vie.</text:p>
      <text:p text:style-name="P4">インドはモンスーンの最も型通りに現われる土地である。そこで季節は、比較的涼しい乾燥期と、暑い乾燥期と、雨期との三つに分かれる。カルカッタにおいて涼しい一月の平均温度は一八・一度であり、最も熱い三月の平均温度は二八・四度である。しかしこの地の一年間の平均温度二四・八度は日本の九州の夏の平均温度とほぼ等しい。ラホールのごとく寒暑の開きの大きいところでも、一年の平均温度は二三・九度である。我々から見ればそれは依然として常夏の国にほかならぬ。季節的には単調である。しかしまた南洋に比べれば寒暑の変化がはるかに多い。従って常夏の国として南洋的な生の横溢を持つとともに、南洋的な生の固定から脱るる機縁もまた存するのである。</text:p>
      <text:p text:style-name="P4">L'Inde est le pays où la mousson se manifeste de la manière la plus typique. Là, la saison est divisée en trois parties : la saison sèche relativement fraîche, la saison sèche chaude et la saison des pluies. À Calcutta, la température moyenne de janvier, qui est fraîche, est de 18,1 degrés, et la température moyenne de mars, qui est la plus chaude, est de 28,4 degrés. Cependant, la température moyenne annuelle de <text:soft-page-break/>ce lieu, 24,8 degrés, est presque égale à la température moyenne de l'été dans le Kyushu au Japon. Même dans les endroits où l'écart entre le chaud et le froid est important, comme Lahore, la température moyenne annuelle est de 23,9 degrés. De notre point de vue, ce n'est toujours qu'un pays d'été éternel. Il est saisonnièrement monotone. Mais comparé au Pacifique Sud, il y a beaucoup plus de changements de chaud et de froid. Par conséquent, tout en ayant l'abondance de vie typique du Pacifique Sud en tant que pays d'été éternel, il existe également une opportunité de s'échapper de la fixation de la vie typique du Pacifique Sud.</text:p>
      <text:p text:style-name="P4">が、インドの人間の受容性を活発ならしめる第一のものは、モンスーンによる雨季である。インドの人口三億二千万（全人類の五分の一）の内、三分の二以上を占める農民は、モンスーンに頼って耕作する。特に水の豊かな局部を除いて、大部分の地方は、モンスーンの遅延、中断、雨量の過小・過多などのたびごとに、家庭の食料や家畜の飼料にさえ困難するほどの凶年に出逢うのである。頻々ひんぴんとして起こるこの種の凶年のたびごとに昔は饑き　饉きんが起こった。現在の交通機関はかかる饑饉を防ぐことはできるが、しかし農民の経済的困難を防ぐことはできぬ。そこで人々は栄養不良に陥り、身体の抵抗力を減じ、疫病の流行を引き起こす。一九一八─一九年のスペイン風か　邪ぜ　の際には、罹り　病びょう者しゃ一億千五百万、死者七百五十万と言われている。現代においてさえもインドの人間をかかる生の不安から解放するところの、自然への対抗的方法は存しないのである。</text:p>
      <text:p text:style-name="P4">Cependant, la première chose qui rend la réceptivité des Indiens active est la saison des pluies due à la mousson. Les agriculteurs, qui représentent plus des deux tiers de la population indienne de 320 millions (un cinquième de l'humanité), dépendent de la mousson pour cultiver. À l'exception de certaines zones riches en eau, la plupart des régions rencontrent des années de famine où il est difficile de se procurer de la nourriture pour les familles et même de la nourriture pour le bétail chaque fois que la mousson est retardée, interrompue ou que les précipitations sont trop faibles ou trop importantes. Dans le passé, des famines se produisaient chaque fois que ce type d'année de famine se <text:soft-page-break/>produisait fréquemment. Les moyens de transport actuels peuvent empêcher ces famines, mais ils ne peuvent pas empêcher les difficultés économiques des agriculteurs. Par conséquent, les gens souffrent de malnutrition, réduisent la résistance de leur corps et provoquent des épidémies. Lors de la grippe espagnole de 1918-1919, on dit qu'il y a eu 115 millions de personnes infectées et 7,5 millions de morts. Même à l'heure actuelle, il n'existe pas de méthode de résistance à la nature qui libère les Indiens de cette insécurité de la vie.</text:p>
      <text:p text:style-name="P4">そこで我々は、インドの自然の力をして横溢せしめるちょうどその条件が、すなわち暑熱と湿潤との結合が、インドの人間に生を恵むとともにまた生を脅やかすのであることを見いだす。島とう嶼しょ的てきなる南洋においてはかかる危険はなかった。人は単純に受容的であり得た。しかし大陸的なるインドにおいては受容的な関係が常に不安動揺を含まねばならぬ。受容的であってしかも動くということは、受容性を活発ならしめること、すなわち感受性の敏活である。そこで自然の力の横溢は人間の感情の横溢となって現われる。</text:p>
      <text:p text:style-name="P4">Nous constatons donc que la condition même qui fait déborder la force de la nature indienne, à savoir la combinaison de la chaleur et de l'humidité, accorde la vie aux Indiens tout en la menaçant. Dans le Pacifique Sud insulaire, il n'y avait pas de tels dangers. Les gens pouvaient simplement être réceptifs. Mais dans l'Inde continentale, la relation réceptive devait toujours inclure l'anxiété et l'instabilité. Être réceptif tout en bougeant, c'est rendre la réceptivité active, c'est-à-dire que la sensibilité est vive. Par conséquent, le débordement de la force de la nature se manifeste comme un débordement des émotions humaines.</text:p>
      <text:p text:style-name="P4">インドの人間の感情の横溢は、その受容的な態度から出ている。受容的な態度は同時に忍従的な態度である。生を恵む自然が、同時に、人間の対抗を圧倒しつくす巨大な威力をもって迫ってくる。持続的な暑熱そのものがすでに人間の対抗力を極限にまで必要とするのであるが、その暑熱が湿潤と結びついたとき、人はもはや忍従するほかはない。モンスーンは人間に対抗を断念させる。かくて自然は人間の能動的な気力を、意志の緊張を、萎縮し弛し　緩かんさせるのである。イ<text:soft-page-break/>ンドの人間の感情の横溢は意志の統括力を伴わない。</text:p>
      <text:p text:style-name="P4">Le débordement des émotions des Indiens découle de leur attitude réceptive. Une attitude réceptive est en même temps une attitude de soumission. La nature qui accorde la vie s'approche en même temps avec un pouvoir énorme qui écrase la résistance humaine. La chaleur continue elle-même nécessite déjà la résistance humaine à l'extrême limite, mais lorsque cette chaleur est combinée à l'humidité, les gens n'ont d'autre choix que de se soumettre. La mousson fait renoncer les humains à la résistance. Ainsi, la nature atrophie et relâche la vigueur active des humains et la tension de la volonté. Le débordement des émotions des Indiens ne s'accompagne pas d'un pouvoir de contrôle de la volonté.</text:p>
      <text:p text:style-name="P4">　</text:p>
      <text:p text:style-name="P4"/>
      <text:p text:style-name="P4">受容的・忍従的なる人間の構造は、インドの人間において、歴史的感覚の欠如、感情の横溢、意力の弛緩として規定せられた。我々はこれが歴史的・社会的にインドの文化型として現われているのを見るのである。</text:p>
      <text:p text:style-name="P4">La structure humaine réceptive et soumise a été définie chez les Indiens comme un manque de sens historique, un débordement d'émotions et un relâchement de la volonté. Nous voyons que cela se manifeste historiquement et socialement comme un modèle culturel indien.</text:p>
      <text:p text:style-name="P4">インド文化において歴史的・社会的におのれを現わしているインドの人間は、言語的及び人種的にギリシアの人間と起源を同じくすると言われるにかかわらず、その特性を全然異にしている。「インド文化をその固有の姿に形造り、その努力に方向を与え、その理想に魂を入れたものは、インド自身である。インド・アリヤンの思想にその特殊性格を与え、その人生観全体を色づけた地方的環境は、ヒマラヤの北西地方とヒマラヤより流れ出づる大河の谷である。それはインドの聖地であった、そうして今なおそうである。」（Havel, The History of Aryan Rule in India, p.7.）南欧の多島海においてギリシア的「人間」が「ギリシア的」人間として現われた時には、それはすでにポリスの人間であった。ホメロスの名を負う叙事詩は、神々と人間とをす<text:soft-page-break/>べてポリス的に描いている。しかるにインド的人間がインド的人間として現われた時には、それはポリス生活の束縛を忌み、農業と村落共産体の組織とが与えるところの独立を愛好する人間である。ギリシア的人間がその一つの長所とする商業の術は、ここでは侮蔑される。もとよりインドの人間も、インドの土地への侵入者・征服者として、一面戦士でもあった。しかし彼らの戦闘は奪掠の戦闘ではない。彼らの勝利はその戦闘力をもってよりもむしろその優れたる知力によって得られた。片手に剣を持つとともに他の片手には鋤を持った戦士が、その農業的・村落的なる共同生活において示した最も卓越せる力は、詩人哲学者としての智慧ヴ ェ ダである。「ヴェダ」はかかる戦士的詩人、戦士的哲学者の文化を表現する。（Havel, op. cit., p.5.）戦士は同時に祭司であった。そうしてその祭るところは自然の神秘なる力であった。かかる方向はやがて戦士から祭司を独立させ、祭司を戦士の上に立たせることになる。部族的なる犠牲の祭儀において讃歌を歌っていたバラモンは、やがて奥秘なる智慧の保持者、人間の教師、精神的指導者となった。</text:p>
      <text:p text:style-name="P4">Les Indiens qui se manifestent historiquement et socialement dans la culture indienne, bien qu'on dise qu'ils ont la même origine linguistique et raciale que les Grecs, ont des caractéristiques totalement différentes. "C'est l'Inde elle-même qui a façonné la culture indienne dans sa forme unique, a donné une direction à ses efforts et a insufflé une âme à ses idéaux. L'environnement local qui a donné son caractère spécial à la pensée indo-aryenne et a coloré toute sa vision de la vie est la région du nord-ouest de l'Himalaya et la vallée du grand fleuve qui en découle. C'était la terre sainte de l'Inde, et elle l'est toujours." (Havel, The History of Aryan Rule in India, p.7) Lorsque "l'humain" grec est apparu comme un humain "grec" dans l'archipel de l'Europe du Sud, c'était déjà l'humain de la polis. Les épopées qui portent le nom d'Homère décrivent tous les dieux et les humains de manière polis. Cependant, lorsque l'humain indien est apparu en tant qu'humain indien, c'est un humain qui déteste les contraintes de la vie de la polis et qui aime l'indépendance donnée par l'agriculture et l'organisation de la communauté villageoise. L'art du commerce, que l'humain grec considère comme un de ses points forts, est méprisé ici. Bien sûr, les Indiens, en tant <text:soft-page-break/>qu'envahisseurs et conquérants de la terre indienne, étaient aussi des guerriers. Mais leurs combats n'étaient pas des combats de pillage. Leur victoire a été obtenue par leur intelligence supérieure plutôt que par leur force de combat. Le guerrier qui tenait une épée dans une main et une charrue dans l'autre a montré la force la plus remarquable dans sa vie communautaire agricole et villageoise : la sagesse du poète philosophe Veda. "Veda" exprime la culture de ces poètes guerriers et philosophes guerriers. (Havel, op. cit., p.5.) Le guerrier était en même temps un prêtre. Et ce qu'il vénérait, c'était la force mystérieuse de la nature. Cette direction a fini par rendre le prêtre indépendant du guerrier et à placer le prêtre au-dessus du guerrier. Le brahmane qui chantait des hymnes dans les cérémonies sacrificielles tribales est devenu le gardien de la sagesse secrète, le professeur des humains et le guide spirituel.</text:p>
      <text:p text:style-name="P4">これらはインドにおける部族的人間、すなわち村落共産体の表現である。それが沙漠における部族的人間と明白に異なるところは、戦闘的・意力的ならざることである。神々は決して一部族の神としては現われなかった。あらゆる部族を平等に恵む自然の力は、人間の対抗を呼び起こさず、また一部族の戦神ともなり得ない。きわめて初期のヴェダには行動的な戦闘好きの人間が現われておらぬではない。リグ・ヴェダの歌い手はしばしば神々に戦勝を祈っている。しかしその神々は、リグ・ヴェダにおいては、生の窮迫を転脱するための意力的緊張から生じたのではなく、あくまでも、人間を恵む自然の力から神話的な姿にまで成生して行ったのである。多くの讃歌は「神」にではなくして「自然」に、たとえば太陽神にではなくして太陽自身に、水の神にではなくして流れ行く水あるいは雲より落つる水自身に、向けられている。神話的な姿がこれらの自然の力の人格化によって生ずることを、リグ・ヴェダの讃歌自身が立証する。（Winternitz, Geschichte d. Indischen Literatur, I. S. 66-67.）だから神への関係は、むしろ恵みに甘える関係であって、沙漠的なる絶対服従ではない。旧約の詩篇における讃歌者がエホバに向けるあの身震いのするような崇敬や、巌いわおのごとく固い信仰は、ここには見られない。神への祈りも沙漠におけるごとく魂の奥底から湧き出るのではない。ヴェダの讃歌者はむしろ「神々と睦むつまじい」のである。彼らは神への服従を<text:soft-page-break/>誓い神の命令に従うことによって救いを求めるのではなく、ただ神々を詠嘆することによって地上の富の恵まれることを期待する。神よ、もし我れがあらゆる富の主であるならば、我れを讃ほ　むる者には喜んで恵むであろう、恵み深き神よ、（op. cit., S. 70.）——かく歌う讃歌者は神を恐れてはいない。恵みに抱かれるというのが彼の信仰の態度である。かかる信仰の対象としての神々は、たとい人格化せられたとしても、沙漠の神におけるごとく人間の人格に絶えず関係し来たる「人格神」とはなり得ない。だからこれらの神々が「生を恵む力」として「一者」と考えられるということは、すでに早くリグ・ヴェダの哲学的なる讃歌の内に現われている。かかる汎神論的思想はブラーフマナやウパニシャッドにおいてブラフマンとなりアートマンとなる。それらはその深き意味においては非人格的なる創造原理である。哲学的にはあるいは「無」と呼ばれ、あるいは「有」と呼ばれている。ウパニシャッドの頂点としてのウッダーラカの「有」の説は、「無」を原理とする立場への反はん駁ばくの上に坐するのである。</text:p>
      <text:p text:style-name="P4">Ce sont les expressions de l'humain tribal en Inde, c'est-à-dire de la communauté villageoise. Ce qui le distingue clairement de l'humain tribal du désert, c'est qu'il n'est pas combatif et volontaire. Les dieux n'apparaissent jamais comme les dieux d'une seule tribu. La force de la nature qui bénit toutes les tribus de manière égale n'éveille pas la résistance humaine et ne peut pas non plus devenir un dieu de guerre d'une seule tribu. Il n'est pas vrai que les premiers Vedas ne montrent pas d'humains actifs et belliqueux. Les chanteurs du Rig Veda prient souvent les dieux pour la victoire. Mais ces dieux, dans le Rig Veda, ne sont pas nés d'une tension volontaire pour échapper à la détresse de la vie, mais ont été créés jusqu'à une forme mythique à partir de la force de la nature qui bénit les humains. De nombreux hymnes sont adressés non pas aux "dieux", mais à la "nature", par exemple, non pas au dieu soleil, mais au soleil lui-même, non pas au dieu de l'eau, mais à l'eau qui coule ou à l'eau qui tombe des nuages elle-même. Les hymnes du Rig Veda eux-mêmes prouvent que les formes mythiques naissent de la personnification de ces forces naturelles. (Winternitz, Geschichte d. Indischen Literatur, I. S. 66-67.) Par conséquent, la relation avec les dieux est plutôt une relation <text:soft-page-break/>de dépendance à la bénédiction, et non une obéissance absolue comme dans le désert. Le respect tremblant et la foi solide comme le roc que les psalmistes de l'Ancien Testament adressent à Yahvé ne se trouvent pas ici. La prière aux dieux ne jaillit pas non plus du fond de l'âme comme dans le désert. Les chanteurs des Vedas sont plutôt "intimes avec les dieux". Ils ne cherchent pas le salut en jurant d'obéir aux dieux et en suivant leurs ordres, mais espèrent simplement que les richesses terrestres seront accordées en chantant les louanges des dieux. Ô dieux, si je suis le maître de toutes les richesses, je bénirai volontiers ceux qui me louent, ô dieux miséricordieux, (op. cit., S. 70.) - Le chanteur qui chante ainsi n'a pas peur des dieux. Être embrassé par la bénédiction est l'attitude de sa foi. Les dieux qui sont l'objet d'une telle foi, même s'ils sont personnifiés, ne peuvent pas devenir des "dieux personnels" qui sont constamment liés à la personnalité humaine comme les dieux du désert. Par conséquent, le fait que ces dieux soient considérés comme "un seul" en tant que "force qui accorde la vie" apparaît déjà dans les hymnes philosophiques du Rig Veda. Cette pensée panthéiste devient Brahman et Atman dans les Brahmanas et les Upanishads. Ils sont, dans leur sens profond, des principes de création impersonnels. Philosophiquement, ils sont appelés "néant" ou "être". La théorie de l'"être" d'Uddalaka, qui est le sommet des Upanishads, repose sur une réfutation de la position qui a le "néant" comme principe.</text:p>
      <text:p text:style-name="P4">神々を讃えるヴェダはまた世界におけるこの種の古典のうち最も歴史的物語に遠いものである。旧約聖書が特に歴史的物語として著しいのは言うまでもなく、ホメロスの叙事詩さえもかかる性格を持たぬとは言えぬ。しかしヴェダは全然この性格を欠くのである。のみならずそれは、神々の事績や人間の生活を取り扱いはするが、それを客観的に描出するのではなくしてただ詠嘆するに過ぎぬ。むしろそれはその名の通り、神々と人間についての「智慧」を語るのである。しかも概念的にではなくして抒情的に。讃歌、咒じゅ文もん、旋律、犠牲の唱えの四種のヴェダは、すべて祭儀の実践に含まれ、宗教的感情に浸透された智慧にほかならぬ。かくてヴェダは歴史的なる旧約の物語や彫塑的なるホメロスの物語と著しく異なった様式を、すなわち感情の横溢の様式を示すのである。</text:p>
      <text:p text:style-name="P4"><text:soft-page-break/>Les Vedas qui louent les dieux sont également les plus éloignés des récits historiques parmi ce type de classiques dans le monde. Il va sans dire que la Bible hébraïque est particulièrement remarquable en tant que récit historique, et même les épopées d'Homère ne peuvent pas être considérées comme dépourvues de ce caractère. Mais les Vedas manquent totalement de ce caractère. Non seulement cela, mais bien qu'ils traitent des actions des dieux et de la vie humaine, ils ne les décrivent pas objectivement, mais se contentent de les louer. Ils parlent plutôt de la "sagesse" concernant les dieux et les humains, comme leur nom l'indique. Et pas conceptuellement, mais lyriquement. Les quatre types de Vedas - hymnes, incantations, mélodies et chants de sacrifice - sont tous inclus dans la pratique des rituels et ne sont rien d'autre qu'une sagesse imprégnée de sentiments religieux. Ainsi, les Vedas montrent un style très différent des récits historiques de l'Ancien Testament et des récits sculpturaux d'Homère, c'est-à-dire le style d'un débordement d'émotions.</text:p>
      <text:p text:style-name="P4">かかる詠嘆的智慧はインドの人間の特性の二面を同時に我々に理解せしめる。一はインド的なる想像力であり、他はインド的なる思惟である。両者はヴェダにおいて密接に結合しているようにこの後の文化産物においてもしばしば結合して現われる。しかし我々は同一の作品を一面からは芸術的に、他面からは哲学的に理解することができる。かく差別して理解することにより、両者が何ゆえに結合しやすいか、あるいは何ゆえに分化し難いかもまた理解することができるであろう。</text:p>
      <text:p text:style-name="P4">Une telle sagesse louangeuse nous permet de comprendre simultanément deux aspects des caractéristiques des Indiens. L'un est l'imagination indienne, et l'autre est la pensée indienne. Les deux apparaissent souvent combinés dans les produits culturels ultérieurs, tout comme ils sont étroitement combinés dans les Vedas. Mais nous pouvons comprendre la même œuvre artistiquement d'un côté et philosophiquement de l'autre. En comprenant de cette manière différenciée, nous pouvons également comprendre pourquoi les deux sont facilement combinés ou pourquoi ils sont difficiles à différencier.</text:p>
      <text:p text:style-name="P4">　</text:p>
      <text:p text:style-name="P4"><text:soft-page-break/></text:p>
      <text:p text:style-name="P4">　ヴェダに現われたる想像力はインドの人間の感受性がいかに鋭敏であったかを示している。あらゆる自然の力はその神秘性のゆえに神化される。日、月、空、嵐、風、火、水、曙光、大地のごとき目ぼしいもののみならず、森も野も動物も、総じて受容的なる人間にある力を感じさせる限り、それは神かあるいはデーモンである。だからバラモンの神話の世界の住人は、恐らく他のいかなる神話のそれよりも豊富であろう。しかしかかる多数な神々は、血統的に一つの家族としてまとめられるということもなく、また自然現象の関連をモデルとして一つの体系に統一されるということもなかった。神々の根柢に統一的なる「一者」、あるいは「有」、あるいは「無」が置かれるに至っても、この哲学的なる統一は神々の姿を左右し得ない。神々の世界はますます乱雑の度を加えつつ仏教のファンタジーの中にさえ入り込んでいる。</text:p>
      <text:p text:style-name="P4">L'imagination qui apparaît dans les Vedas montre à quel point la sensibilité des Indiens était aiguë. Toutes les forces naturelles sont divinisées en raison de leur mystère. Non seulement les choses remarquables comme le soleil, la lune, le ciel, les tempêtes, le vent, le feu, l'eau, l'aurore et la terre, mais aussi les forêts, les champs et les animaux, en général, tant qu'ils font ressentir une certaine force à l'humain réceptif, ils sont des dieux ou des démons. Par conséquent, les habitants du monde mythologique des brahmanes sont probablement plus nombreux que ceux de toute autre mythologie. Cependant, ces nombreux dieux n'ont pas été regroupés en une seule famille par lignée, ni unifiés en un seul système en utilisant la relation des phénomènes naturels comme modèle. Même lorsque "un seul" unificateur, ou "être", ou "néant" est placé à la base des dieux, cette unification philosophique ne peut pas influencer les formes des dieux. Le monde des dieux continue d'ajouter un degré de chaos et pénètre même dans les fantaisies du bouddhisme.</text:p>
      <text:p text:style-name="P4">　が、我々にインドの想像力の特性を最も強く印象するものは、本生譚（ほんしょうたん）である。そこではあらゆる生物が、すなわち人間を含めての「衆しゅ生じょう」が、その共通の生において描かれている。神話的想像によって生じたあらゆる生き物——天上に住むも<text:soft-page-break/>の、地獄に住むもの——のみならず家畜も野獣も昆虫も、すべて我々の生の場面である。我々は今人間にあっても次の世には牛として生きるかも知れない、また前の世には蛇であったかも知れない。従って今牛であり蛇であるものもかつては人間であり、また他日人として現われ得るものである。しからばこれらの衆生は、現象的形態においてさまざまに異なるにしても、本質においてはすべて同一でなくてはならぬ。現象的形態の相違はただ同一なる生のさまざまの運命を表現するに過ぎない。ここにおいて本生譚的想像は、人間の歴史を、すなわち人間にのみ限られた「生」の時間的な移り行きを根本的に撥はつ無む　するとともに、「生」の空間的な移り行きを、すなわち生のさまざまの変相を把捉すると言える。ここに匐は　う蛇はかつて人であり牛であり鳥であり、そうしてさまざまの愛と憎しみを体験して来たものである。現在蛇であることはこれらの過去によって決定されている。が、同様にあらゆる他の生物も過去の生によって現在の姿を決定されているのである。しからば過去のある時代を形作っていた衆生はそのまままた現代を形作っている。ただ異なるのは個々の成員がその姿を変えていることだけである。衆生の現在の姿は過去の生を残りなく含んでいる。人は歴史的発展をたどる代わりにただ現在の姿の種々相をたどればよい。だからこの想像においては、道を横ぎる蛇のそぶりの内に、あるいは牛の眼の表情のうちに、その人間的なる過去の生をも読み取るのである。かくして人間の日常生活は、直観的にきわめて豊富な生に取り巻かれていることになる。一歩踏み出して蟻ありを圧殺したとき、彼はかつて人でもあった一つの生の運命に参与したのである。</text:p>
      <text:p text:style-name="P4">Cependant, ce qui impressionne le plus fortement les caractéristiques de l'imagination indienne, ce sont les Jataka. Là, toutes les créatures vivantes, c'est-à-dire les "êtres sensibles" y compris les humains, sont décrites dans leur vie commune. Non seulement toutes les créatures vivantes nées de l'imagination mythique - celles qui vivent dans les cieux, celles qui vivent en enfer - mais aussi le bétail, les bêtes sauvages et les insectes, sont tous des scènes de notre vie. Nous pouvons vivre en tant que vaches dans la prochaine vie, même si nous sommes humains maintenant, et nous étions peut-être des serpents dans la vie précédente. Par <text:soft-page-break/>conséquent, ceux qui sont des vaches et des serpents maintenant étaient autrefois des humains et peuvent apparaître comme des humains un autre jour. Si tel est le cas, ces êtres sensibles doivent être tous identiques en essence, même s'ils diffèrent de diverses manières dans leur forme phénoménale. La différence de forme phénoménale n'est qu'une expression des divers destins de la même vie. Ici, on peut dire que l'imagination des Jataka rejette fondamentalement l'histoire humaine, c'est-à-dire le changement temporel de la "vie" limitée aux humains, et saisit le changement spatial de la "vie", c'est-à-dire les diverses transformations de la vie. Le serpent qui rampe ici était autrefois un humain, une vache et un oiseau, et a expérimenté divers amours et haines. Le fait qu'il soit un serpent maintenant est déterminé par ces passés. Mais de même, toutes les autres créatures sont déterminées dans leur forme actuelle par leur vie passée. Si tel est le cas, les êtres sensibles qui formaient une certaine époque dans le passé forment également l'époque actuelle. La seule différence est que les membres individuels ont changé de forme. La forme actuelle des êtres sensibles contient sans exception les vies passées. Au lieu de suivre le développement historique, il suffit de suivre les diverses phases de la forme actuelle. Par conséquent, dans cette imagination, la vie humaine passée est également lue dans le comportement d'un serpent qui traverse le chemin ou dans l'expression des yeux d'une vache. Ainsi, la vie quotidienne humaine est intuitivement entourée d'une vie extrêmement riche. Lorsqu'il écrase une fourmi en faisant un pas, il a participé au destin d'une vie qui était autrefois un humain.</text:p>
      <text:p text:style-name="P4">かかる受容性の敏活、感情の横溢が、本生譚となって夢よりもはるかに夢幻的な世界を展開する。文芸的作品としての様式もまたこれに応じている。が、かかる様式の特に顕著な例としては我々はむしろ大乗の経典をあぐべきであろう。そこには感覚的な形象が無限に豊富に積み重ねられ、百千万億の菩ぼ　薩さつの行動さえも描かれる。それは人間の直観能力を麻痺せしめるような形象の横溢である。言葉をもって描かれるにかかわらず、ただ巨大な交響楽にのみ比せられ得るような、動ける横溢である。我々はこの形象の横溢に酔わされて、夢幻的な世界に引き込まれて行く。しかしこのような形象の横溢は、全<text:soft-page-break/>体を統一する構図への無関心や、個々の姿の彫ちょう塑そ　的てきな鮮やかさに対する無関心によってのみ可能となっている。すなわちこの様式は総じて「まとまり」を持たない感情の横溢の表現である。人はここに時と所との統一のごときを全然超越しなくてはならない。</text:p>
      <text:p text:style-name="P4">Cette vivacité de la réceptivité et ce débordement des émotions se transforment en Jataka, qui déploient un monde beaucoup plus onirique que les rêves. Le style en tant qu'œuvre littéraire y correspond également. Cependant, nous devrions plutôt considérer les sutras du Mahayana comme un exemple particulièrement remarquable de ce style. On y empile une richesse infinie de figures sensorielles, et même les actions de cent millions de bodhisattvas sont décrites. C'est un débordement de figures qui engourdit la capacité d'intuition humaine. C'est un débordement mobile qui, bien que décrit avec des mots, ne peut être comparé qu'à une immense symphonie. Nous sommes enivrés par ce débordement de figures et entraînés dans un monde onirique. Cependant, un tel débordement de figures n'est possible que par l'indifférence à la composition qui unifie l'ensemble et par l'indifférence à la vivacité sculpturale de chaque figure. En d'autres termes, ce style est l'expression d'un débordement d'émotions qui n'a généralement pas de "cohérence". Il faut ici transcender complètement l'unité du temps et du lieu.</text:p>
      <text:p text:style-name="P4">かかる様式のさらに具象的な姿はインドの美術に見られる。彫刻にしろ、絵画にしろ、建築にしろ、細部の驚くべき豊富さに比べて構図の統一はきわめて弱い。たとえばアマラヴァティやサンチの浮き彫りのごとき、無数の人体のさまざまなる姿勢が、あふるるごとく刻み込まれ、見るものをしてほとんど昏こん迷めいせしめる。だから全体としては明白さを欠き、非構造的である。見るものの心を最初の瞬間に力強く打つところの、あの「姿の鮮やかさ」は存しない。これを弁護する学者はいう、インドの芸術家がその構図中に豊富なる生物のあらゆる形を群集させるのは、あらゆる生物の統一を象徴するためである。この動機によって、彫刻家は極度に多くの形象を積みかさね、建築家は尖塔の上に尖塔をつらね、その尖塔を無数の刻面に分裂させ壁面を無数の凹凸に分解する。そこに「多における一」という普遍的法則を象徴するのである。かかる統一は人間中心主義的な西洋の芸術的<text:soft-page-break/>統一とは異なるが、しかし明らかに一つの統一的原理である。西洋風の古典的単純さがないゆえをもってインド芸術の無統一をいうことはできない。インド的統一の視点の下においては、細部のあの異常な豊富さにかかわらず、一々の部分が完全にその所を得、釣り合いを保っているのであると。（Havel, The Ideal of Indian Art, p.111　ff.）なるほど人間のみならず一般に衆生の生を一として感ずることはインド的人間の特徴である。受容性の敏活は一切の対抗的関係を閉め出そうとする。しかしちょうどその理由によってこの受容的な統一は、意力的・能動的・征服的な統一と異なるのである。芸術の統一は後者によってのみ可能となる。インドに受容的な統一があり、それが芸術によって表現せられるということは、インドの芸術が形式的統一を持つということとは全然別なことである。あらゆる生きものの一であることを象徴するためには、必ずしも無数の形象を群集させるには及ばない。象徴の機能を理解する芸術家は、ただ二つの形象を結合することによってもそれを表現し得るであろう。よし群像を用いるとしても、芸術品の統一は細部の完全な支配、姿の鮮やかなまとまりによって得られる。しかし衆生の統一という観念的動機は直ちに細部の支配ではない。インドの彫刻や建築に細部の支配の欠けていること、全体はかかる細部の集合であって、真に統一的な全体となっておらぬこと、従って全体として見とおしのつかぬ、明白さの欠けたものであることは、いかなる強弁も覆い隠し得ない点である。インド美術の魅力は、細部の豊富さによって人を引き回し、酔わせ、その酩酊によって人を神秘的な気分にさそい入れるところにある。もし人がこの芸術に対して、全体の姿の鮮やかさをまず要求する態度をもって臨むならば、そこにはただ崩れた感じ、頽たい廃はいの感じをのみ受け取るであろう。まとまりなき感情の横溢はここに最も顕著に現われているのである。</text:p>
      <text:p text:style-name="P4">Une forme encore plus concrète de ce style se retrouve dans l'art indien. Que ce soit la sculpture, la peinture ou l'architecture, l'unité de la composition est extrêmement faible par rapport à l'étonnante richesse des détails. Par exemple, dans les bas-reliefs d'Amaravati et de Sanchi, d'innombrables postures de corps humains sont sculptées comme si elles débordaient, plongeant presque le spectateur <text:soft-page-break/>dans la confusion. Par conséquent, l'ensemble manque de clarté et est non structurel. Cette "vivacité de la figure" qui frappe puissamment le cœur du spectateur au premier instant n'existe pas. Les érudits qui le défendent disent que si les artistes indiens rassemblent toutes les formes d'êtres vivants abondants dans leur composition, c'est pour symboliser l'unité de tous les êtres vivants. C'est avec cette motivation que les sculpteurs empilent un nombre extrêmement élevé de figures, que les architectes alignent les flèches sur les flèches, divisent ces flèches en d'innombrables facettes et décomposent les murs en d'innombrables creux et bosses. Ils symbolisent la loi universelle de "l'un dans le multiple". Une telle unité est différente de l'unité artistique occidentale anthropocentrique, mais c'est clairement un principe unificateur. On ne peut pas dire que l'art indien est non unifié parce qu'il n'a pas la simplicité classique à l'occidentale. Du point de vue de l'unité indienne, malgré cette richesse anormale des détails, chaque partie trouve parfaitement sa place et maintient son équilibre. (Havel, The Ideal of Indian Art, p.111 ff.) Il est vrai que le fait de ressentir la vie non seulement des humains, mais aussi de tous les êtres sensibles, comme une seule est une caractéristique des Indiens. La vivacité de la réceptivité tente d'exclure toutes les relations antagonistes. Mais c'est précisément pour cette raison que cette unité réceptive est différente de l'unité volontaire, active et conquérante. L'unité de l'art n'est possible que par cette dernière. Le fait qu'il y ait une unité réceptive en Inde et qu'elle soit exprimée par l'art est totalement différent du fait que l'art indien a une unité formelle. Pour symboliser le fait que tous les êtres vivants sont un, il n'est pas nécessaire de rassembler d'innombrables figures. Un artiste qui comprend la fonction de symbole pourrait l'exprimer même en combinant seulement deux figures. Même si l'on utilise un groupe de figures, l'unité de l'œuvre d'art est obtenue par la maîtrise complète des détails et par la cohérence vive des figures. Cependant, la motivation conceptuelle de l'unité des êtres sensibles n'est pas immédiatement la maîtrise des détails. Le fait que la sculpture et l'architecture indiennes manquent de maîtrise des détails, que l'ensemble est un ensemble de tels détails et non un ensemble véritablement unifié, et qu'il est donc difficile à voir dans son ensemble et <text:soft-page-break/>manque de clarté, est un point qu'aucune sophistique ne peut dissimuler. L'attrait de l'art indien réside dans le fait qu'il attire et enivre les gens par la richesse des détails, et par cette ivresse, il les invite à une atmosphère mystérieuse. Si l'on aborde cet art avec une attitude qui exige d'abord la vivacité de la figure de l'ensemble, on n'y recevra qu'un sentiment d'effondrement et de déclin. Le débordement d'émotions sans cohérence apparaît ici de la manière la plus remarquable.</text:p>
      <text:p text:style-name="P4">　</text:p>
      <text:p text:style-name="P4"/>
      <text:p text:style-name="P4">インド的思惟の特性もまたそれにほかならない。ヴェダに現われている「情的思惟」の傾向は、哲学の盛期においても失われなかった。</text:p>
      <text:p text:style-name="P4">La caractéristique de la pensée indienne n'est pas non plus différente. La tendance de la "pensée émotionnelle" qui apparaît dans les Vedas ne s'est pas perdue même à l'apogée de la philosophie.</text:p>
      <text:p text:style-name="P4">情的思惟が哲学に与えた特性は、推理によらずして直覚に、あるいは直接的理解によることである。また普遍概念によらずして類型概念に、あるいは比喩的概念によることである。我々はそれが全然歴史的認識としてでなく、形而上学的認識として、あるいは生の現象学的認識として、働いているという点に、特に注目しなければならぬ。</text:p>
      <text:p text:style-name="P4">La caractéristique que la pensée émotionnelle a donnée à la philosophie est qu'elle repose sur l'intuition ou la compréhension directe plutôt que sur le raisonnement. Elle repose également sur les concepts typologiques ou les concepts métaphoriques plutôt que sur les concepts universels. Nous devons prêter une attention particulière au fait qu'elle fonctionne non pas du tout comme une connaissance historique, mais comme une connaissance métaphysique ou une connaissance phénoménologique de la vie.</text:p>
      <text:p text:style-name="P4">人はギリシア初期の自然哲学とウパニシャッドの哲学との間に多くの類似を見いだすであろう。両者はいずれも世界の統一を予想している。そうして「初め」に何があったかを追究する。そこで答えられるのは「水」であり「火」でありあるいは「無」であり「有」である。<text:soft-page-break/>ドイセンがパルメニデス・プラトン的思想とウパニシャッドの思想との本質的同一を説いたのも、あるいは当然のことに見えるかも知れない。しかしながら我々は一つのことを見落としてはならぬ。ギリシアの哲学者は彼に対立する世界の「初め」を求め、それを論証の道によって捕えようとしたのである。だから世界質料としてアトムが見いだされると同じ地盤から「有」の原理も見いだされた。もとよりこの対立的関係は、あくまでも観照的関係としてであって実践的・戦闘的なる対抗的関係ではない。しかしその意味の対立的関係もインドの哲学者には存しなかった。彼が求めたのは彼自身をも包む一切の「初め」である。だから「初め」に「有」があり、「有」が「火」となり「水」となり「大地」となると説かるる前に、この「初め」はすでにアートマン・ブラフマンである。すなわち「識し　るもの」であり「我」である。世界の根源が「我」であるとは我と世界の対立の撥無であり、そうしてこの理解が本来の意味のインドの哲学の出発点となる。哲学者はただこの理解を解きほごすのである。それは論証によらない、また普遍概念をも用いない。</text:p>
      <text:p text:style-name="P4">On trouvera de nombreuses similitudes entre la philosophie naturelle grecque primitive et la philosophie des Upanishads. Les deux prévoient l'unité du monde. Et ils poursuivent ce qui existait au "commencement". Les réponses données sont "l'eau", "le feu", "le néant" ou "l'être". Il peut sembler naturel que Deussen ait affirmé l'identité essentielle entre la pensée de Parménide et de Platon et la pensée des Upanishads. Cependant, nous ne devons pas négliger une chose. Les philosophes grecs ont cherché le "commencement" du monde qui s'opposait à eux et ont essayé de le saisir par la voie de la démonstration. C'est pourquoi le principe de "l'être" a été trouvé sur le même terrain que l'atome en tant que matière mondiale. Bien sûr, cette relation d'opposition est une relation purement contemplative et non une relation d'opposition pratique, combative. Mais cette relation d'opposition significative n'existait pas non plus pour les philosophes indiens. Ce qu'il cherchait, c'était le "commencement" de tout ce qui l'englobait lui-même. C'est pourquoi, avant de dire que "l'être" existait au "commencement" et que "l'être" est devenu "le feu", "l'eau" et "la terre", ce "commencement" est déjà Atman-Brahman. <text:soft-page-break/>C'est-à-dire qu'il est "celui qui sait" et "le moi". Le fait que la source du monde soit "le moi" est la négation de l'opposition entre le moi et le monde, et cette compréhension devient le point de départ de la philosophie indienne au sens propre. Le philosophe ne fait que dénouer cette compréhension. Elle ne repose pas sur la démonstration et n'utilise pas non plus de concepts universels.</text:p>
      <text:p text:style-name="P4">ウッダーラカはアートマンの宇宙開かい闢びゃく説せつの神話を全く理論化した人であると言われている。彼によれば「初め」にはただ有るところのもの（sat,  に同じ）があった。それはアートマン（我）にほかならぬゆえに、また自ら識るものである。が、我々はかかる「有」あるいは「我」にいかにして到達したかを問うことはできない。それは「見られ」また感ぜられたる事実である。哲学者の関心はこの事実から現象の多様を解くことに存する。しからば一者たる「有」がいかにして多様を展開するか。第一歩はこの「有」が多であり得ることを自覚する（見る）にある。そうしてこの自覚が「火」を生ぜしめる。ここに「火」と言われるのは「転変の原理」でもなければまた不生不滅の「要素」でもない。それは「火の形における有」である。燃ゆるもの、輝くもの、赤きもの、煮るもの等、すべて「火」の比喩によって理解せられ得るような有り方を持つものが、ここでは「火」として指し示される。かかる意味で「有」は多化の第一歩に火として限定されるのである。しかしここでも我々はこの限定の必然性を問うことができない。それは太陽崇拝の伝統に生くる哲学者の直覚にのみ依存する。次いでこの「火の形の有」はさらに多化の可能を自覚して「水」を生ずる。「水」もまた「水の形における有」である。すべて流動的なるもの、明色を持つものが「水」として指示される。この多化の第二歩は日常の経験において親しい例証によっている。汗は、すなわち水は、暑さすなわち火から生ずる。雲や雨は太陽の熱から生ずる。第三に「水の形の有」が多化の可能を自覚した時「食物」（大地）が生ずる。これもまた雨によってのみ食物の生じ得る目前の例証にもとづくのである。かく見れば「有」の多化を説くウッダーラカの説は、生を恵む自然の力についての直接体験を比喩的なる概念によって表現したものと言い得るであろう。</text:p>
      <text:p text:style-name="P4">On dit qu'Uddalaka est celui qui a complètement théorisé <text:soft-page-break/>le mythe de la création cosmique d'Atman. Selon lui, au "commencement", il n'y avait que ce qui existe (sat, identique à ). Comme ce n'est rien d'autre qu'Atman (le moi), c'est aussi quelque chose qui se connaît lui-même. Cependant, nous ne pouvons pas demander comment nous sommes arrivés à cet "être" ou à ce "moi". C'est un fait qui a été "vu" et ressenti. L'intérêt du philosophe réside dans l'explication de la diversité des phénomènes à partir de ce fait. Alors, comment "l'être" unique déploie-t-il la diversité ? La première étape consiste à prendre conscience (voir) que cet "être" peut être multiple. Et cette prise de conscience fait naître le "feu". Ici, le "feu" n'est pas appelé le "principe de transformation" ni l'"élément" impérissable. C'est "l'être sous la forme du feu". Tout ce qui a une façon d'être qui peut être comprise par la métaphore du "feu", comme ce qui brûle, ce qui brille, ce qui est rouge, ce qui cuit, etc., est indiqué ici comme "feu". En ce sens, "l'être" est limité au feu à la première étape de la multiplication. Cependant, ici aussi, nous ne pouvons pas demander la nécessité de cette limitation. Elle dépend uniquement de l'intuition du philosophe qui vit dans la tradition du culte du soleil. Ensuite, cet "être sous la forme du feu" prend conscience de la possibilité d'une plus grande multiplication et fait naître l'"eau". L'"eau" est aussi "l'être sous la forme de l'eau". Tout ce qui est fluide et de couleur claire est indiqué comme "eau". Cette deuxième étape de la multiplication repose sur des exemples familiers dans l'expérience quotidienne. La sueur, c'est-à-dire l'eau, provient de la chaleur, c'est-à-dire du feu. Les nuages et la pluie proviennent de la chaleur du soleil. Troisièmement, lorsque "l'être sous la forme de l'eau" prend conscience de la possibilité d'une plus grande multiplication, la "nourriture" (la terre) naît. Cela repose également sur l'exemple évident que la nourriture ne peut naître que de la pluie. Ainsi, on peut dire que la théorie d'Uddalaka, qui explique la multiplication de "l'être", exprime l'expérience directe de la force de la nature qui accorde la vie par des concepts métaphoriques.</text:p>
      <text:p text:style-name="P4">我々はかかる思惟の仕方がインドの哲学の初期においてのみならず盛期においても明らかに存することを認める。仏教の哲学はアートマン（我）を原理とする形而上学を捨てて現実の生の真相を見ようとする。いわゆる法の如にょ是ぜ　観かん、如実観である。その根本直観<text:soft-page-break/>は「我」の形而上学を捨てる点において無我観であり、一切の現実を流転と見る点において無常観であるが、さらにこの一切を苦と見るところの苦観において情的思惟の特徴を明らかに示している。苦はここでは単に経験せらるる苦痛ではなく、かかる苦痛を例証として直観せらるるところの苦一般である。一切の現実の「法」としての苦である。かかる直観はそれ自身すでにインドの感情の横溢を示すのみならず、その直観の把捉の仕方において、すなわち例証をもって普遍概念に代えるという仕方において、明らかにインド的である。我々は「法の体系」において組織されたる種々の法が、かかる直観にもとづくものであることを忘れてはならぬ。たとえば「老死」はこれかれの生物における老と死とではなく、それを例証として直観せられたる無常性であり、「眼」はこれかれの生物における視覚機関ではなく、それを例証として直観せられた「見ること一般」である。かかるインド的思惟の特性は、他方に論証的・悟性的なる思惟の薄弱を伴っている。人は一つの普遍概念の下に多くの特殊を下属せしめ、それによって複雑を単純化せしめる、というごときことを努めない。種々なる法の羅列はしばしば無統制に陥り、ついにはただ法の「数」のみが統一の役目をつとめるにさえ至っている。阿あ　毘び　達だつ磨ま　哲学はそのよき例である。人はさまざまなる法を五位七十五法に秩序づけることすらも容易にはなし得なかった。論理的に最も鋭い竜樹においてさえ、諸法無自性の論証は、五ご　蘊うん・六入・六界をはじめ阿毘達磨の哲学の羅列する諸法の一つ一つについて繰り返されている。いわんや論書ならざる経典に至っては、哲学的思想は全然論理を離れてただ直観的に、形象的に、描出されるのみである。</text:p>
      <text:p text:style-name="P4">Nous reconnaissons que cette façon de penser existe clairement non seulement au début de la philosophie indienne, mais aussi à son apogée. La philosophie bouddhiste abandonne la métaphysique qui a Atman (le moi) comme principe et essaie de voir la vérité de la vie réelle. C'est ce qu'on appelle la contemplation de la vérité telle qu'elle est (tathātā-darśana), la contemplation de la réalité telle qu'elle est (yathābhūta-darśana). Son intuition fondamentale est la vision du non-soi (anātma-darśana) en ce qu'elle abandonne la métaphysique du "moi", et la vision de l'impermanence (anitya-darśana) en ce qu'elle voit toute la réalité comme un <text:soft-page-break/>flux, mais elle montre clairement les caractéristiques de la pensée émotionnelle dans la vision de la souffrance (duḥkha-darśana) en ce qu'elle voit en outre tout cela comme souffrance. La souffrance n'est pas simplement la douleur expérimentée ici, mais la souffrance générale qui est intuitivement perçue en utilisant cette douleur comme exemple. C'est la souffrance en tant que "dharma" de toute la réalité. Une telle intuition non seulement montre déjà le débordement des émotions indiennes en elle-même, mais aussi dans la façon dont elle est saisie, c'est-à-dire dans la façon dont les exemples remplacent les concepts universels, elle est clairement indienne. Nous ne devons pas oublier que les divers dharmas organisés dans le "système des dharmas" sont basés sur une telle intuition. Par exemple, "la vieillesse et la mort" ne sont pas la vieillesse et la mort de ces créatures, mais l'impermanence intuitivement perçue en utilisant cela comme exemple, et "l'œil" n'est pas l'organe visuel de ces créatures, mais "la vision générale" intuitivement perçue en utilisant cela comme exemple. Les caractéristiques de cette pensée indienne s'accompagnent d'une faiblesse de la pensée démonstrative et intellectuelle de l'autre côté. On ne s'efforce pas de faire des choses comme subordonner de nombreux cas particuliers à un concept universel et ainsi simplifier la complexité. L'énumération de divers dharmas tombe souvent dans l'anarchie, et finalement, seul le "nombre" de dharmas joue le rôle d'unificateur. La philosophie d'Abhidharma en est un bon exemple. Il n'a même pas été facile d'ordonner les divers dharmas en soixante-quinze dharmas en cinq catégories. Même chez Nāgārjuna, qui est le plus aigu en logique, la démonstration de l'absence d'auto-nature des dharmas est répétée pour chacun des dharmas énumérés par la philosophie d'Abhidharma, y compris les cinq agrégats, les six entrées et les six royaumes. Sans parler des sutras qui ne sont pas des traités, la pensée philosophique est décrite uniquement de manière intuitive et figurative, complètement détachée de la logique.</text:p>
      <text:p text:style-name="P4">インドに発達した論理学もまた直観の明証を核心とする点において右の例に洩れない。比量（分別推理）は現量（直観）にもとづくとせられる。現量において把捉せられたるものが比量において明らかにせられるのである。因いん明みょうの作法は已い　明みょうの前提より<text:soft-page-break/>未み　明みょうの帰結を導き出す推理の形式ではなく、最初に断案（宗）を掲げ、これを理由（因）と比喩（喩）とによって論証するにほかならぬ。だから新因明の三さん支し　作さ　法ほうは形式論理学の推理の形式をちょうど逆にしたものであり、しかも大前提に当たる命題は比喩を含むのである。比喩はインドの論理学発達の最初より重大視せられ、発達の最高段階に至ってもなお欠くべからざる一項とせられた。かかる点においてインドの論理が直観の論理であるということは必ずしも過言でないであろう。</text:p>
      <text:p text:style-name="P4">La logique qui s'est développée en Inde n'échappe pas non plus à l'exemple ci-dessus en ce qu'elle a l'évidence de l'intuition comme noyau. On considère que l'inférence (anumāna) est basée sur la perception directe (pratyakṣa). Ce qui est saisi dans la perception directe est clarifié dans l'inférence. La méthode de l'hetuvidya (nyāya) n'est pas une forme de raisonnement qui déduit une conclusion inconnue (asādhya) d'une prémisse connue (sādhya), mais consiste simplement à présenter d'abord une affirmation (pakṣa) et à la prouver par une raison (hetu) et une comparaison (dṛṣṭānta). Par conséquent, la méthode des trois membres (trairūpya) de la nouvelle hetuvidya est exactement l'inverse de la forme de raisonnement de la logique formelle, et la proposition qui correspond à la prémisse majeure contient une comparaison. La comparaison a été considérée comme importante dès le début du développement de la logique indienne, et même au plus haut niveau de développement, elle a été considérée comme un élément indispensable. En ce sens, il ne serait pas nécessairement exagéré de dire que la logique indienne est une logique de l'intuition.</text:p>
      <text:p text:style-name="P4">インドの哲学がさまざまの輝かしい発展を経た後に結局密教やインド教の象徴主義に堕して行ったのも、情的思惟の当然たどるべき道であったと見られ得る。インドの人間はその思弁への強い性向にもかかわらず、再び咒術の信仰に帰ったのである。やがて哲学的なる仏教は国外に放逐された。ヴェダンタの哲学は祭儀に所を譲った。感情の横溢と意力の弛緩とが学問をそこに押し殺したということもできよう。</text:p>
      <text:p text:style-name="P4">On peut considérer que le fait que la philosophie indienne, après avoir connu divers développements brillants, ait finalement dégénéré en symbolisme du tantrisme et de <text:soft-page-break/>l'hindouisme était le cours naturel que devait suivre la pensée émotionnelle. Les Indiens, malgré leur forte propension à la spéculation, sont revenus à la croyance en la magie. Finalement, le bouddhisme philosophique a été exilé à l'étranger. La philosophie du Vedanta a cédé la place aux rituels. On pourrait dire que le débordement des émotions et le relâchement de la volonté ont étouffé l'apprentissage là-bas.</text:p>
      <text:p text:style-name="P4">　</text:p>
      <text:p text:style-name="P4"/>
      <text:p text:style-name="P4">以上によって我々は歴史的・社会的に現われた想像力と思惟とがいかにインド的人間の特殊構造を示すかを見た。非歴史的・非統制的なる感情の横溢としての受容的・忍従的態度がそれである。かかるインド的人間はヒマラヤを越えてシナや日本に侵入したが、しかしその侵入の仕方がまた戦闘的・征服的ではなくしてあくまでも受容的・忍従的であった。仏教を通じてインド的人間はシナや日本をおのれに引きつけたのである。シナや日本におけるインド的なるものをそれらの中から引き出したのである。それに反してインド自身が沙漠の侵入を受けた時には、その侵入は戦闘的・征服的であった。インド的人間は内にひそむ沙漠的なるものを引き出さるることなく、ただ外から沙漠に圧倒されて、一層受容的・忍従的になった。モハメダンの征服は文字通りインドの感情の横溢が沙漠的統一に従ったのである。インドモハメダンの建築がこの関係を具象的に示している。この建築様式が果たしてビザンツの流れをひいたモスクの輸入に過ぎぬか、あるいは逆にインドの建築から「尖ったアーチ」や「かぶら形の円屋根」を取ってできあがったものであるか、は議論のある点である。（Havel, Indian Architecture, p.4 f., 16 ff.）が、いずれにしても細部の形象の横溢が古来インドに現われたことのない厳密な統一によって鮮やかに統制せられていることは、この建築様式の第一の特徴と認めて好い。</text:p>
      <text:p text:style-name="P4">Nous avons vu ci-dessus comment l'imagination et la pensée qui se sont manifestées historiquement et socialement montrent la structure particulière des Indiens. C'est l'attitude réceptive et soumise en tant que débordement d'émotions non historiques et non contrôlées. Ces Indiens ont envahi la Chine et le Japon en traversant l'Himalaya, mais leur manière <text:soft-page-break/>d'envahir était également réceptive et soumise, et non combative et conquérante. Les Indiens ont attiré la Chine et le Japon à eux à travers le bouddhisme. Ils ont extrait les éléments indiens de la Chine et du Japon. En revanche, lorsque l'Inde elle-même a été envahie par le désert, cette invasion était combative et conquérante. Les Indiens n'ont pas été amenés à extraire les éléments désertiques cachés à l'intérieur, mais ont simplement été submergés par le désert de l'extérieur, devenant encore plus réceptifs et soumis. La conquête musulmane a littéralement fait que le débordement des émotions indiennes a suivi l'unité désertique. L'architecture indo-musulmane montre concrètement cette relation. Il y a un débat sur la question de savoir si ce style architectural n'est qu'une importation de mosquées qui ont suivi le courant byzantin, ou s'il a été créé en prenant des "arcs pointus" et des "dômes en forme de courge" de l'architecture indienne. (Havel, Indian Architecture, p.4 f., 16 ff.) Mais dans tous les cas, le fait que le débordement des figures détaillées soit vivement contrôlé par une unité stricte qui n'est jamais apparue en Inde depuis l'Antiquité peut être considéré comme la première caractéristique de ce style architectural.</text:p>
      <text:p text:style-name="P4">モハメダンの征服のあとにはさらにヨーロッパ的人間の征服が続いた。しかもインドの人間は最近に至るまでその戦闘的・征服的性格を学び取ることができなかったのである。永い間の被征服の状態はむしろ感情の横溢を弱々しい感傷性に馴致したかに見える。南洋にまで進出している勇敢なインド人さえも、多くは従順忠実の化身のようであり、その声や表情には常に気弱さを印象するところの感傷性がある。南洋とセイロン島との間の甲板乗客としてのインド人が印象するところもまさにそれである。多くの家族がそこで煮炊きし食事し遊び寝る。我々はそこで母親がいかに子供を愛撫するか、小さい兄や姉がいかに赤ん坊をあやすかを親しく目撃することができる。あるいは朝夕の食事においていかににぎやかに家族が団だん欒らんするかを見ることもできる。それは見る人をして涙を催さしめるほどに感傷的な感情の横溢である。同様な印象はまたセイロン島の瞥べっ見けんからも得られる。途上の単純な所見、たとえば椰子の林の中の小こ　舎や　の前に赤ん坊を抱いてたたずむ母親、髯ひげの白い老人、カバンを下げ<text:soft-page-break/>た学校帰りの子供、あるいは夜、椰子の並み木の大きい葉の下の床しょう几ぎ　に涼んでいる家族の群れ、——それらは本来旅行者の心を特に動かすべき姿ではないにかかわらず、強烈に感傷をそそるのである。村の夜の祭りさえも、万灯をかざした行列や人ごみににぎわう華やかな気分の内に、覆い難き哀調を漂わせている。感情の横溢が、古いにしえのインドのごとく我々を驚嘆せしめる代わりに、意力の不足として、圧迫への屈従として、我々の心を痛ませるのである。我々は圧抑の事実を全然目撃することなくしても、インドの人間そのものが被圧抑を表現しているのを感ずることができる。上シャン海ハイ・香ホン港コンにおいて、実にあらわに西洋人の勢力が露出しているにかかわらず、シナの人間が圧抑されたものとしてよりもむしろ底力の強いもの、事実上の勝利者として感ぜられるのに比すれば、ここに人間の相違を見ざるを得ない。インドの人間はその受容的・忍従的な特性のゆえに、言いかえれば戦闘的・征服的な性格の欠如のゆえに、我々における戦闘的・征服的な性格を刺激し引き出す。インドを訪れる旅行者が、その独立のための戦いを衝動的に欲するに至るのは、かかる事実にもとづくのである。</text:p>
      <text:p text:style-name="P4">Après la conquête musulmane, la conquête des Européens a suivi. De plus, les Indiens n'ont pas pu apprendre leur caractère combatif et conquérant jusqu'à récemment. La longue période de conquête semble plutôt avoir habitué le débordement des émotions à une sentimentalité faible. Même les Indiens courageux qui se sont avancés jusqu'au Pacifique Sud sont souvent comme des incarnations de l'obéissance et de la fidélité, et leur voix et leur expression ont toujours une sentimentalité qui impressionne par sa faiblesse. C'est précisément ce qui impressionne les Indiens en tant que passagers de pont entre le Pacifique Sud et le Sri Lanka. De nombreuses familles y font la cuisine, mangent, jouent et dorment. Nous pouvons y observer de près comment les mères caressent leurs enfants et comment les petits frères et sœurs aînés bercent les bébés. Ou nous pouvons voir comment les familles dînent ensemble dans une atmosphère animée matin et soir. C'est un débordement d'émotions si sentimental qu'il fait pleurer les spectateurs. On obtient également une impression similaire d'un aperçu du Sri Lanka. Des observations simples en cours de route, par exemple une <text:soft-page-break/>mère debout avec un bébé devant une petite hutte dans une cocoteraie, un vieil homme à la barbe blanche, des enfants revenant de l'école avec des sacs, ou la nuit, un groupe de familles se rafraîchissant sur un banc sous les grandes feuilles des cocotiers - bien qu'ils ne soient pas des figures qui devraient particulièrement émouvoir le cœur des voyageurs, ils suscitent fortement le sentimentalisme. Même les festivals nocturnes des villages, dans l'atmosphère magnifique des processions ornées de lanternes et des foules animées, dégagent une tristesse difficile à dissimuler. Au lieu de nous émerveiller comme l'ancienne Inde, le débordement des émotions nous fait souffrir en tant que manque de volonté et soumission à l'oppression. Nous pouvons sentir que les Indiens eux-mêmes expriment l'oppression sans même être témoins du fait de l'oppression. Comparé au fait que les Chinois sont ressentis comme ayant une forte force sous-jacente et comme des vainqueurs de fait plutôt que comme étant opprimés, même si le pouvoir des Occidentaux est vraiment exposé à Shanghai et à Hong Kong, nous ne pouvons pas nous empêcher de voir une différence entre les humains ici. Les Indiens, en raison de leurs caractéristiques réceptives et soumises, en d'autres termes, en raison de l'absence de caractère combatif et conquérant, stimulent et font ressortir le caractère combatif et conquérant en nous. Le fait que les voyageurs qui visitent l'Inde en viennent à vouloir impulsivement se battre pour son indépendance est basé sur de tels faits.</text:p>
      <text:p text:style-name="P4">かかる意味においてインドの人間は、その綿が世界の市場に現わるる現代においても、依然として受容的・忍従的である。無抵抗主義的な争闘がそれを示している。インドの労働者の体力はシナ人よりもはるかに弱く西欧の労働者の三四分の一に過ぎぬと言われているが、それが短時日に革あらたまり得ないように人間の特性もまた短時日には変わり得ないであろう。それは風土的特性である。変革は風土の克服に待たねばならぬ。しかし風土の克服がまた風土的なる特殊の道によるほかはないのである。すなわち風土の自覚を歴史的に実現することによってのみ、人間は風土の上に出ることができる。</text:p>
      <text:p text:style-name="P4">En ce sens, les Indiens sont toujours réceptifs et soumis, même à l'époque moderne où leur coton apparaît sur le <text:soft-page-break/>marché mondial. La lutte non résistante le montre. On dit que la force physique des travailleurs indiens est beaucoup plus faible que celle des Chinois et seulement les trois quarts de celle des travailleurs européens, mais tout comme cela ne peut pas être changé en peu de temps, les caractéristiques humaines ne peuvent pas non plus être changées en peu de temps. C'est une caractéristique climatique. La transformation doit attendre la conquête du climat. Cependant, la conquête du climat ne peut se faire que par une voie spéciale climatique. C'est-à-dire que ce n'est qu'en réalisant historiquement la conscience du climat que l'on peut s'élever au-dessus du climat.</text:p>
      <text:p text:style-name="P4">（昭和三年稿、四年加筆）</text:p>
      <text:p text:style-name="P4">Rédigé en 1928, <text:span text:style-name="T5">complé</text:span>té en 1929</text:p>
      <text:p text:style-name="P4"><text:s/></text:p>
      <text:p text:style-name="P4"><text:s text:c="4"/></text:p>
      <text:p text:style-name="P4">-body<text:span text:style-name="T2"> 文字</text:span>-</text:p>
      <text:p text:style-name="P3">-margin<text:span text:style-name="T2"> 文字</text:span>-</text:p>
      <text:p text:style-name="P3"/>
      <text:p text:style-name="P1"/>
      <text:h text:style-name="Heading_20_1" text:outline-level="1">-<text:span text:style-name="T1">1</text:span>-</text:h>
      <text:h text:style-name="Heading_20_2" text:outline-level="2">-2</text:h>
      <text:h text:style-name="Heading_20_3" text:outline-level="3">- 3-</text:h>
      <text:h text:style-name="Heading_20_4" text:outline-level="4">-4-</text:h>
      <text:h text:style-name="Heading_20_5" text:outline-level="5">5</text:h>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style:contextual-spacing="fals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914cm" fo:margin-right="0.61cm" fo:margin-top="0.102cm" fo:margin-bottom="0.203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size-asian="10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7:55:54.800089075</dc:date>
    <meta:editing-cycles>41</meta:editing-cycles>
    <meta:editing-duration>PT1H24M12S</meta:editing-duration>
    <meta:document-statistic meta:table-count="0" meta:image-count="0" meta:object-count="0" meta:page-count="39" meta:paragraph-count="102" meta:word-count="23372" meta:character-count="63629" meta:non-whitespace-character-count="55906"/>
    <meta:user-defined meta:name="Info 1"/>
    <meta:user-defined meta:name="Info 2"/>
    <meta:user-defined meta:name="Info 3"/>
    <meta:user-defined meta:name="Info 4"/>
  </office:meta>
</office:document-meta>
</file>